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25-02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24-02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23-03-01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22-02-1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20-02-1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19-02-2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17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1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13-02-13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0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0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9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9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9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8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8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8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8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8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7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7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7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7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7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7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7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6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6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6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6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6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6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5201</text:p>
          </table:table-cell>
          <table:table-cell office:value-type="string" calcext:value-type="string">
            <text:p>Parks Quad</text:p>
          </table:table-cell>
          <table:table-cell office:value-type="string" calcext:value-type="string">
            <text:p>196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